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Mono" officeooo:rsid="0012641b" officeooo:paragraph-rsid="0012641b"/>
    </style:style>
    <style:style style:name="P2" style:family="paragraph" style:parent-style-name="Standard">
      <style:paragraph-properties fo:text-align="start" style:justify-single-word="false"/>
      <style:text-properties style:font-name="Liberation Mono" fo:font-size="10pt" fo:font-weight="normal" officeooo:rsid="00147a39" officeooo:paragraph-rsid="0017f315" style:font-size-asian="10pt" style:font-weight-asian="normal" style:font-size-complex="10pt" style:font-weight-complex="normal"/>
    </style:style>
    <style:style style:name="P3" style:family="paragraph" style:parent-style-name="Standard">
      <style:text-properties style:font-name="Liberation Mono" fo:font-size="10.5pt" style:text-underline-style="solid" style:text-underline-width="auto" style:text-underline-color="font-color" fo:font-weight="bold" officeooo:rsid="0012641b" officeooo:paragraph-rsid="0012641b"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Liberation Mono" fo:font-size="10.5pt" style:text-underline-style="solid" style:text-underline-width="auto" style:text-underline-color="font-color" fo:font-weight="bold" officeooo:rsid="0012641b" officeooo:paragraph-rsid="0012641b" style:font-size-asian="10.5pt" style:font-weight-asian="bold" style:font-size-complex="10.5pt" style:font-weight-complex="bold"/>
    </style:style>
    <style:style style:name="P5" style:family="paragraph" style:parent-style-name="Standard">
      <style:paragraph-properties fo:text-align="start" style:justify-single-word="false"/>
      <style:text-properties style:font-name="Liberation Mono" fo:font-size="10.5pt" style:text-underline-style="solid" style:text-underline-width="auto" style:text-underline-color="font-color" fo:font-weight="bold" officeooo:rsid="00147a39" officeooo:paragraph-rsid="00147a39" style:font-size-asian="10.5pt" style:font-weight-asian="bold" style:font-size-complex="10.5pt" style:font-weight-complex="bold"/>
    </style:style>
    <style:style style:name="P6" style:family="paragraph" style:parent-style-name="Standard">
      <style:text-properties style:font-name="Liberation Mono" fo:font-size="10.5pt" officeooo:rsid="0012641b" officeooo:paragraph-rsid="0012641b" style:font-size-asian="10.5pt" style:font-size-complex="10.5pt"/>
    </style:style>
    <style:style style:name="P7" style:family="paragraph" style:parent-style-name="Standard">
      <style:paragraph-properties fo:text-align="end" style:justify-single-word="false"/>
      <style:text-properties style:font-name="Liberation Mono" fo:font-size="10.5pt" officeooo:rsid="0012641b" officeooo:paragraph-rsid="0012641b" style:font-size-asian="10.5pt" style:font-size-complex="10.5pt"/>
    </style:style>
    <style:style style:name="P8" style:family="paragraph" style:parent-style-name="Standard">
      <style:paragraph-properties fo:text-align="start" style:justify-single-word="false"/>
      <style:text-properties style:font-name="Liberation Mono" fo:font-size="10.5pt" fo:font-weight="bold" officeooo:rsid="0012641b" officeooo:paragraph-rsid="0012641b"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Liberation Mono" fo:font-size="10.5pt" fo:font-weight="bold" officeooo:rsid="00165b02" officeooo:paragraph-rsid="00165b02" style:font-size-asian="10.5pt" style:font-weight-asian="bold" style:font-size-complex="10.5pt" style:font-weight-complex="bold"/>
    </style:style>
    <style:style style:name="P10" style:family="paragraph" style:parent-style-name="Standard">
      <style:paragraph-properties fo:text-align="start" style:justify-single-word="false"/>
      <style:text-properties style:font-name="Liberation Mono" fo:font-size="10.5pt" fo:font-weight="bold" officeooo:rsid="00147a39" officeooo:paragraph-rsid="00147a39" style:font-size-asian="10.5pt" style:font-weight-asian="bold" style:font-size-complex="10.5pt" style:font-weight-complex="bold"/>
    </style:style>
    <style:style style:name="P11" style:family="paragraph" style:parent-style-name="Standard">
      <style:paragraph-properties fo:text-align="start" style:justify-single-word="false"/>
      <style:text-properties style:font-name="Liberation Mono" fo:font-size="10.5pt" fo:font-weight="normal" officeooo:rsid="0012641b" officeooo:paragraph-rsid="0012641b"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style:font-name="Liberation Mono" fo:font-size="10.5pt" fo:font-weight="normal" officeooo:rsid="0012641b" officeooo:paragraph-rsid="00194e07"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style:font-name="Liberation Mono" fo:font-size="10.5pt" fo:font-weight="normal" officeooo:rsid="0013871e" officeooo:paragraph-rsid="0012641b"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style:font-name="Liberation Mono" fo:font-size="10.5pt" fo:font-style="normal" style:text-underline-style="solid" style:text-underline-width="auto" style:text-underline-color="font-color" fo:font-weight="bold" officeooo:rsid="00165b02" officeooo:paragraph-rsid="00165b02" style:font-size-asian="10.5pt" style:font-style-asian="normal" style:font-weight-asian="bold" style:font-size-complex="10.5pt" style:font-style-complex="normal" style:font-weight-complex="bold"/>
    </style:style>
    <style:style style:name="P15" style:family="paragraph" style:parent-style-name="Standard">
      <style:paragraph-properties fo:text-align="start" style:justify-single-word="false"/>
      <style:text-properties style:font-name="Liberation Mono" fo:font-size="10.5pt" fo:font-style="normal" style:text-underline-style="none" fo:font-weight="bold" officeooo:rsid="00194e07" officeooo:paragraph-rsid="00194e07" style:font-size-asian="10.5pt" style:font-style-asian="normal" style:font-weight-asian="bold" style:font-size-complex="10.5pt" style:font-style-complex="normal" style:font-weight-complex="bold"/>
    </style:style>
    <style:style style:name="P16" style:family="paragraph" style:parent-style-name="Standard">
      <style:paragraph-properties fo:text-align="start" style:justify-single-word="false"/>
      <style:text-properties style:font-name="Liberation Mono" fo:font-size="10.5pt" fo:font-weight="bold" officeooo:rsid="0013ffa9" officeooo:paragraph-rsid="0026784d" style:font-size-asian="10.5pt" style:font-weight-asian="bold" style:font-size-complex="10.5pt" style:font-weight-complex="bold"/>
    </style:style>
    <style:style style:name="P17" style:family="paragraph" style:parent-style-name="Standard">
      <style:paragraph-properties fo:text-align="start" style:justify-single-word="false"/>
      <style:text-properties style:font-name="Liberation Mono" fo:font-size="10.5pt" fo:font-weight="bold" officeooo:rsid="0012641b" officeooo:paragraph-rsid="0026784d" style:font-size-asian="10.5pt" style:font-weight-asian="bold" style:font-size-complex="10.5pt" style:font-weight-complex="bold"/>
    </style:style>
    <style:style style:name="P18" style:family="paragraph" style:parent-style-name="Standard">
      <style:paragraph-properties fo:text-align="start" style:justify-single-word="false"/>
      <style:text-properties style:font-name="Liberation Mono" fo:font-size="10.5pt" fo:font-weight="bold" officeooo:rsid="0013871e" officeooo:paragraph-rsid="0026784d" style:font-size-asian="10.5pt" style:font-weight-asian="bold" style:font-size-complex="10.5pt" style:font-weight-complex="bold"/>
    </style:style>
    <style:style style:name="P19" style:family="paragraph" style:parent-style-name="Standard">
      <style:paragraph-properties fo:text-align="start" style:justify-single-word="false"/>
      <style:text-properties style:font-name="Liberation Mono" fo:font-size="10.5pt" fo:font-weight="bold" officeooo:rsid="00147a39" officeooo:paragraph-rsid="0026784d" style:font-size-asian="10.5pt" style:font-weight-asian="bold" style:font-size-complex="10.5pt" style:font-weight-complex="bold"/>
    </style:style>
    <style:style style:name="P20" style:family="paragraph" style:parent-style-name="Standard">
      <style:paragraph-properties fo:text-align="start" style:justify-single-word="false"/>
      <style:text-properties style:font-name="Liberation Mono" fo:font-size="10.5pt" fo:font-weight="bold" officeooo:rsid="0026e19d" officeooo:paragraph-rsid="0026e19d" style:font-size-asian="10.5pt" style:font-weight-asian="bold" style:font-size-complex="10.5pt" style:font-weight-complex="bold"/>
    </style:style>
    <style:style style:name="P21" style:family="paragraph" style:parent-style-name="Standard">
      <style:paragraph-properties fo:text-align="start" style:justify-single-word="false"/>
      <style:text-properties style:font-name="Liberation Mono" fo:font-size="10.5pt" fo:font-weight="normal" officeooo:rsid="0026784d" officeooo:paragraph-rsid="0026784d"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style:font-name="Liberation Mono" fo:font-size="10.5pt" fo:font-weight="normal" officeooo:rsid="0013871e" officeooo:paragraph-rsid="00215dda"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style:font-name="Liberation Mono" fo:font-size="10.5pt" fo:font-weight="normal" officeooo:rsid="0013871e" officeooo:paragraph-rsid="0026784d"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style:font-name="Liberation Mono" fo:font-size="10.5pt" fo:font-weight="normal" officeooo:rsid="0026e19d" officeooo:paragraph-rsid="0026e19d"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style:font-name="Liberation Mono" fo:font-size="10.5pt" fo:font-style="normal" style:text-underline-style="none" fo:font-weight="bold" officeooo:rsid="00194e07" officeooo:paragraph-rsid="00194e07" style:font-size-asian="10.5pt" style:font-style-asian="normal" style:font-weight-asian="bold" style:font-size-complex="10.5pt" style:font-style-complex="normal" style:font-weight-complex="bold"/>
    </style:style>
    <style:style style:name="P26" style:family="paragraph" style:parent-style-name="Standard">
      <style:paragraph-properties fo:text-align="start" style:justify-single-word="false"/>
      <style:text-properties style:font-name="Liberation Mono" fo:font-size="10.5pt" fo:font-style="normal" style:text-underline-style="none" fo:font-weight="bold" officeooo:rsid="00194e07" officeooo:paragraph-rsid="0026784d" style:font-size-asian="10.5pt" style:font-style-asian="normal" style:font-weight-asian="bold" style:font-size-complex="10.5pt" style:font-style-complex="normal" style:font-weight-complex="bold"/>
    </style:style>
    <style:style style:name="P27" style:family="paragraph" style:parent-style-name="Standard">
      <style:paragraph-properties fo:text-align="start" style:justify-single-word="false"/>
      <style:text-properties style:font-name="Liberation Mono" fo:font-size="10.5pt" fo:font-style="normal" style:text-underline-style="solid" style:text-underline-width="auto" style:text-underline-color="font-color" fo:font-weight="bold" officeooo:rsid="00165b02" officeooo:paragraph-rsid="00165b02" style:font-size-asian="10.5pt" style:font-style-asian="normal" style:font-weight-asian="bold" style:font-size-complex="10.5pt" style:font-style-complex="normal" style:font-weight-complex="bold"/>
    </style:style>
    <style:style style:name="P28" style:family="paragraph" style:parent-style-name="Standard">
      <style:paragraph-properties fo:text-align="start" style:justify-single-word="false"/>
      <style:text-properties style:font-name="Liberation Mono" fo:font-size="10.5pt" style:text-underline-style="solid" style:text-underline-width="auto" style:text-underline-color="font-color" fo:font-weight="bold" officeooo:rsid="0012641b" officeooo:paragraph-rsid="0026784d" style:font-size-asian="10.5pt" style:font-weight-asian="bold" style:font-size-complex="10.5pt" style:font-weight-complex="bold"/>
    </style:style>
    <style:style style:name="P29" style:family="paragraph" style:parent-style-name="Standard">
      <style:paragraph-properties fo:text-align="start" style:justify-single-word="false"/>
      <style:text-properties style:font-name="Liberation Mono" fo:font-size="10pt" fo:font-weight="normal" officeooo:rsid="00147a39" officeooo:paragraph-rsid="0017f315"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size="10.5pt" style:font-size-asian="10.5pt" style:font-size-complex="10.5pt"/>
    </style:style>
    <style:style style:name="T3" style:family="text">
      <style:text-properties fo:font-size="10.5pt" officeooo:rsid="0017f315" style:font-size-asian="10.5pt" style:font-size-complex="10.5pt"/>
    </style:style>
    <style:style style:name="T4" style:family="text">
      <style:text-properties fo:font-size="10.5pt" officeooo:rsid="00245ce4" style:font-size-asian="10.5pt" style:font-size-complex="10.5pt"/>
    </style:style>
    <style:style style:name="T5" style:family="text">
      <style:text-properties officeooo:rsid="001b19da"/>
    </style:style>
    <style:style style:name="T6" style:family="text">
      <style:text-properties officeooo:rsid="0026784d"/>
    </style:style>
    <style:style style:name="T7" style:family="text">
      <style:text-properties officeooo:rsid="0026e19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thaniel Oshunniyi</text:p>
      <text:p text:style-name="P6"/>
      <text:p text:style-name="P7">oluwaseun.oshunniyi16@imperial.ac.uk</text:p>
      <text:p text:style-name="P1"><text:a xlink:type="simple" xlink:href="https://www.hackerrank.com/nathxniel" text:style-name="Internet_20_link" text:visited-style-name="Visited_20_Internet_20_Link"><text:span text:style-name="T2">https://www.hackerrank.com/</text:span></text:a><text:a xlink:type="simple" xlink:href="https://www.hackerrank.com/nathxniel" text:style-name="Internet_20_link" text:visited-style-name="Visited_20_Internet_20_Link"><text:span text:style-name="T4">nathxniel</text:span></text:a></text:p>
      <text:p text:style-name="P7">(+44) 7810 610881</text:p>
      <text:p text:style-name="P7"/>
      <text:p text:style-name="P4">Education</text:p>
      <text:p text:style-name="P8"/>
      <text:p text:style-name="P8">2016-2019: Imperial College London – Computer Science (Beng)</text:p>
      <text:p text:style-name="P11">-<text:tab/>75% in Haskell language assessments</text:p>
      <text:p text:style-name="P11">-<text:tab/>72% in Java language assessments</text:p>
      <text:p text:style-name="P11">-<text:tab/>85% in Hardware assessments</text:p>
      <text:p text:style-name="P11">-<text:tab/>80% in Logic assessment</text:p>
      <text:p text:style-name="P11"/>
      <text:p text:style-name="P8">2009-2016: Watford Grammar School for Boys</text:p>
      <text:p text:style-name="P11">-<text:tab/>A Level: A*AAA; includes Maths (96%), Computing (100% cwk)</text:p>
      <text:p text:style-name="P12">- <text:tab/>AS Level: AAAAA; includes Maths (97%), Further Maths (90%)</text:p>
      <text:p text:style-name="P13">-<text:tab/><text:span text:style-name="T5">GCSE: all A* or A</text:span></text:p>
      <text:p text:style-name="P13"/>
      <text:p text:style-name="P28"/>
      <text:p text:style-name="P28">Employment Record</text:p>
      <text:p text:style-name="P23"/>
      <text:p text:style-name="P16">201<text:span text:style-name="T6">6</text:span>: <text:span text:style-name="T6">Barracudas Summer Camp</text:span></text:p>
      <text:p text:style-name="P21">Worked as a “Group Assistant” which meant working with children ages 4-16, organising sports and camp activities, dealing with parents.</text:p>
      <text:p text:style-name="P17"/>
      <text:p text:style-name="P18">2014: <text:span text:style-name="T6">Learning Support Prefect Tutoring (informal)</text:span></text:p>
      <text:p text:style-name="P21">I tutored lower school students at my secondary school as a Learning Support Prefect (this work was semi-informal; no contracts were signed). Taught mathematics and science.</text:p>
      <text:p text:style-name="P21"/>
      <text:p text:style-name="P21"/>
      <text:p text:style-name="P5">Projects</text:p>
      <text:p text:style-name="P10"/>
      <text:p text:style-name="P19"><text:span text:style-name="T6">2017</text:span>: <text:span text:style-name="T6">Computing Topics Website Design</text:span></text:p>
      <text:p text:style-name="P21">Leaded a small team for the “Computing Topics” 10 week university project. The project was to design an entire website from scratch at host it (using one of Imperial’s servers). The website was educational and acts as an introduction to Quantum Computing (aimed generally at educated adults, similar to Wikipedia). Link: <text:a xlink:type="simple" xlink:href="https://www.doc.ic.ac.uk/project/2016/163/g1616307/topics-qc/website/index.html" text:style-name="Internet_20_link" text:visited-style-name="Visited_20_Internet_20_Link">https://www.doc.ic.ac.uk/project/2016/163/g1616307/topics-qc/website/index.html</text:a> (NOTE: the website may be taken down at time of viewing)</text:p>
      <text:p text:style-name="P21"/>
      <text:p text:style-name="P20">2017: IC Hack 17</text:p>
      <text:p text:style-name="P24">Entered Imperial Department of Computing main Hackathon “IC HacK” in a team of 5. Our project was “Clippy for Linux”, software that helps people not familiar with the linux CLI interface (specifically ubuntu and BASH).</text:p>
      <text:p text:style-name="P21"/>
      <text:p text:style-name="P9">201<text:span text:style-name="T7">5: Matrix program</text:span></text:p>
      <text:p text:style-name="P2"><text:span text:style-name="T2">Designed and implemented some software on school computers to teach A level students how to perform matrix calculations. Written in self-taught Pascal language, and published on </text:span><text:a xlink:type="simple" xlink:href="http://www.pp4s.co.uk/main/programs.html" text:style-name="Internet_20_link" text:visited-style-name="Visited_20_Internet_20_Link"><text:span text:style-name="T3">http://www.pp4s.co.uk/main/programs.html</text:span></text:a></text:p>
      <text:p text:style-name="P2"><text:span text:style-name="T3"/></text:p>
      <text:p text:style-name="P22"/>
      <text:p text:style-name="P14">Acheivements and Other Information</text:p>
      <text:p text:style-name="P14"/>
      <text:p text:style-name="P26">Certified UK Driver, <text:span text:style-name="T6">DBS Certified</text:span></text:p>
      <text:p text:style-name="P15"/>
      <text:p text:style-name="P15">2013: British Heart Foundation; <text:span text:style-name="T1">Volunteered for 6 months doing general shop floor and cashier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17:13:12.958446536</meta:creation-date>
    <dc:date>2017-03-26T14:15:36.360440811</dc:date>
    <meta:editing-duration>PT38M28S</meta:editing-duration>
    <meta:editing-cycles>14</meta:editing-cycles>
    <meta:generator>LibreOffice/5.1.6.2$Linux_X86_64 LibreOffice_project/10m0$Build-2</meta:generator>
    <meta:document-statistic meta:table-count="0" meta:image-count="0" meta:object-count="0" meta:page-count="1" meta:paragraph-count="29" meta:word-count="289" meta:character-count="2028" meta:non-whitespace-character-count="1766"/>
  </office:meta>
</office:document-meta>
</file>